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6008" officeooo:paragraph-rsid="001f6008" style:font-weight-asian="bold" style:font-weight-complex="bold"/>
    </style:style>
    <style:style style:name="P2" style:family="paragraph" style:parent-style-name="Standard">
      <style:text-properties fo:font-weight="bold" officeooo:rsid="001f6008" officeooo:paragraph-rsid="00201e56" style:font-weight-asian="bold" style:font-weight-complex="bold"/>
    </style:style>
    <style:style style:name="P3" style:family="paragraph" style:parent-style-name="Standard">
      <style:text-properties fo:font-weight="bold" officeooo:rsid="001f6008" officeooo:paragraph-rsid="00214b46" style:font-weight-asian="bold" style:font-weight-complex="bold"/>
    </style:style>
    <style:style style:name="P4" style:family="paragraph" style:parent-style-name="Standard">
      <style:text-properties fo:font-weight="bold" officeooo:rsid="001f6008" officeooo:paragraph-rsid="00227113" style:font-weight-asian="bold" style:font-weight-complex="bold"/>
    </style:style>
    <style:style style:name="P5" style:family="paragraph" style:parent-style-name="Standard">
      <style:text-properties fo:font-weight="bold" officeooo:rsid="001f6008" officeooo:paragraph-rsid="0024562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f6008" officeooo:paragraph-rsid="001f6008" style:font-weight-asian="bold" style:font-weight-complex="bold"/>
    </style:style>
    <style:style style:name="P7" style:family="paragraph" style:parent-style-name="Standard">
      <style:text-properties fo:font-weight="bold" officeooo:rsid="00227113" officeooo:paragraph-rsid="00227113" style:font-weight-asian="bold" style:font-weight-complex="bold"/>
    </style:style>
    <style:style style:name="P8" style:family="paragraph" style:parent-style-name="Standard">
      <style:text-properties fo:font-weight="bold" officeooo:rsid="00245624" officeooo:paragraph-rsid="00245624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14b46" officeooo:paragraph-rsid="00214b46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624cc" officeooo:paragraph-rsid="002624cc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713be" officeooo:paragraph-rsid="002713be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45624" officeooo:paragraph-rsid="00245624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245624" officeooo:paragraph-rsid="0024cccd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24cccd" officeooo:paragraph-rsid="0024cccd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24cccd" officeooo:paragraph-rsid="002538c4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2538c4" officeooo:paragraph-rsid="002538c4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2538c4" officeooo:paragraph-rsid="002624cc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2624cc" officeooo:paragraph-rsid="002624cc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2624cc" officeooo:paragraph-rsid="002713be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2713be" officeooo:paragraph-rsid="002713be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88b30" officeooo:paragraph-rsid="00288b3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1e56" style:font-weight-asian="normal" style:font-weight-complex="normal"/>
    </style:style>
    <style:style style:name="T3" style:family="text">
      <style:text-properties fo:font-weight="normal" officeooo:rsid="00214b46" style:font-weight-asian="normal" style:font-weight-complex="normal"/>
    </style:style>
    <style:style style:name="T4" style:family="text">
      <style:text-properties fo:font-weight="normal" officeooo:rsid="00227113" style:font-weight-asian="normal" style:font-weight-complex="normal"/>
    </style:style>
    <style:style style:name="T5" style:family="text">
      <style:text-properties fo:font-weight="normal" officeooo:rsid="00245624" style:font-weight-asian="normal" style:font-weight-complex="normal"/>
    </style:style>
    <style:style style:name="T6" style:family="text">
      <style:text-properties fo:font-weight="normal" officeooo:rsid="0024cccd" style:font-weight-asian="normal" style:font-weight-complex="normal"/>
    </style:style>
    <style:style style:name="T7" style:family="text">
      <style:text-properties fo:font-weight="normal" officeooo:rsid="002538c4" style:font-weight-asian="normal" style:font-weight-complex="normal"/>
    </style:style>
    <style:style style:name="T8" style:family="text">
      <style:text-properties fo:font-weight="normal" officeooo:rsid="002624cc" style:font-weight-asian="normal" style:font-weight-complex="normal"/>
    </style:style>
    <style:style style:name="T9" style:family="text">
      <style:text-properties fo:font-weight="normal" officeooo:rsid="002713be" style:font-weight-asian="normal" style:font-weight-complex="normal"/>
    </style:style>
    <style:style style:name="T10" style:family="text">
      <style:text-properties officeooo:rsid="00201e56"/>
    </style:style>
    <style:style style:name="T11" style:family="text">
      <style:text-properties officeooo:rsid="00214b46"/>
    </style:style>
    <style:style style:name="T12" style:family="text">
      <style:text-properties officeooo:rsid="00227113"/>
    </style:style>
    <style:style style:name="T13" style:family="text">
      <style:text-properties officeooo:rsid="00245624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24cccd"/>
    </style:style>
    <style:style style:name="T16" style:family="text">
      <style:text-properties officeooo:rsid="002538c4"/>
    </style:style>
    <style:style style:name="T17" style:family="text">
      <style:text-properties officeooo:rsid="002624cc"/>
    </style:style>
    <style:style style:name="T18" style:family="text">
      <style:text-properties officeooo:rsid="002713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4">Fields Information</text:span> </text:p>
      <text:p text:style-name="P1"/>
      <text:p text:style-name="P1">Username =&gt; <text:span text:style-name="T1">username </text:span><text:s/></text:p>
      <text:p text:style-name="P2">IDV loan id <text:s/>=&gt; <text:span text:style-name="T2">loan_id</text:span></text:p>
      <text:p text:style-name="P2"/>
      <text:p text:style-name="P9"><text:span text:style-name="T10">L</text:span>oan Array</text:p>
      <text:p text:style-name="P9"/>
      <text:p text:style-name="P3"><text:span text:style-name="T11">Transaction Type </text:span><text:s text:c="2"/>=&gt; <text:span text:style-name="T3">loan['transaction_type']</text:span></text:p>
      <text:p text:style-name="P3"><text:span text:style-name="T11">Purchase Price <text:s/>=&gt; </text:span><text:span text:style-name="T3">loan['purchase_price']</text:span><text:span text:style-name="T11"><text:tab/></text:span></text:p>
      <text:p text:style-name="P3"><text:span text:style-name="T11">Rehab Amount <text:s text:c="2"/>=&gt; </text:span><text:span text:style-name="T3">loan['rehab_amount']</text:span></text:p>
      <text:p text:style-name="P3"><text:span text:style-name="T11">Cash to contribute =&gt; </text:span><text:span text:style-name="T3">loan['purchase_cash_contribute'] </text:span><text:span text:style-name="T1"><text:s/></text:span></text:p>
      <text:p text:style-name="P3"><text:span text:style-name="T11">Cash to contribute =&gt;</text:span><text:span text:style-name="T3"> loan['purchase_cash_contribute'] </text:span><text:span text:style-name="T1"><text:s/></text:span></text:p>
      <text:p text:style-name="P7">Maturity Date =&gt; <text:span text:style-name="T1">loan['maturity_date']</text:span></text:p>
      <text:p text:style-name="P7"><text:s/>Cash to contribute <text:s/>=&gt; <text:span text:style-name="T1">loan['refinance_cash_contribute']</text:span></text:p>
      <text:p text:style-name="P7">Free and Clear =&gt; <text:span text:style-name="T1">loan['free_clear']</text:span></text:p>
      <text:p text:style-name="P7">Original Purchase Price =&gt;<text:span text:style-name="T1"> loan['original_purchase_price']</text:span></text:p>
      <text:p text:style-name="P7">Original Purchase Date ==&gt;<text:span text:style-name="T1">loan['original_purchase_date']</text:span></text:p>
      <text:p text:style-name="P7">Vested By =&gt;<text:span text:style-name="T1"> loan['vested_by']</text:span></text:p>
      <text:p text:style-name="P7">Cash Contributed =&gt; <text:span text:style-name="T1">loan['cash_contributed']</text:span></text:p>
      <text:p text:style-name="P7">Loan Summary =&gt;<text:span text:style-name="T1"> loan['_LoanSummaryWhatareyoulookingfor']</text:span></text:p>
      <text:p text:style-name="P7">Net Loan Amount requested =&gt; <text:span text:style-name="T1">loan['_NetLoanAmountRequested0']</text:span></text:p>
      <text:p text:style-name="P7">Estimated Market values <text:s/>=&gt; <text:span text:style-name="T1">loan['_EstimatedMarketValues']</text:span></text:p>
      <text:p text:style-name="P7">Desired Term Length <text:s/>=&gt; <text:span text:style-name="T1">loan['_DesiredTermLength']</text:span><text:tab/></text:p>
      <text:p text:style-name="P7">City =&gt; <text:span text:style-name="T1">loan['City3']</text:span></text:p>
      <text:p text:style-name="P7">State =&gt; <text:span text:style-name="T1">loan['State3']</text:span></text:p>
      <text:p text:style-name="P7">Expected Close Date =&gt; <text:span text:style-name="T1">loan['_ExpectedCloseDate']</text:span></text:p>
      <text:p text:style-name="P7">Lending Category =&gt; <text:span text:style-name="T1">loan['_LendingCategory']</text:span></text:p>
      <text:p text:style-name="P4"><text:span text:style-name="T12">Loan Type =&gt;</text:span><text:span text:style-name="T4"> loan['_BusinessFinancingTypes']</text:span> </text:p>
      <text:p text:style-name="P5"><text:span text:style-name="T12">Transaction Type =&gt; </text:span><text:span text:style-name="T4">loan['_TransactionType0']</text:span></text:p>
      <text:p text:style-name="P5"><text:span text:style-name="T13">Exit Strategy <text:s/>=&gt; </text:span><text:span text:style-name="T5">loan['_ExitStrategyHowwillyoupaytheloanoff']</text:span></text:p>
      <text:p text:style-name="P5"><text:span text:style-name="T13">Exit Strategy <text:s/>=&gt; </text:span><text:span text:style-name="T5">loan['_ExitStrategyHowwillyoupaytheloanoff']</text:span></text:p>
      <text:p text:style-name="P5"/>
      <text:p text:style-name="P8">Loan have multiple borrowers, collaterals and use of funds.</text:p>
      <text:p text:style-name="P8"/>
      <text:p text:style-name="P8"><text:span text:style-name="T14">Borrowers Array</text:span></text:p>
      <text:p text:style-name="P8"/>
      <text:p text:style-name="P8">Borrower Type =&gt; <text:span text:style-name="T1">borrower_type</text:span></text:p>
      <text:p text:style-name="P12">Personal Information:</text:p>
      <text:p text:style-name="P12">Name =&gt; <text:span text:style-name="T1">personal_name</text:span></text:p>
      <text:p text:style-name="P12">Phone<text:span text:style-name="T1"> =&gt; personal_phone</text:span></text:p>
      <text:p text:style-name="P12">Email<text:span text:style-name="T1"> =&gt; personal_email</text:span></text:p>
      <text:p text:style-name="P12">Address =&gt; <text:span text:style-name="T1">personal_address</text:span></text:p>
      <text:p text:style-name="P12">City<text:span text:style-name="T1"> =&gt; personal_city</text:span></text:p>
      <text:p text:style-name="P12">State<text:span text:style-name="T1"> =&gt; personal_state</text:span></text:p>
      <text:p text:style-name="P12">Zip<text:span text:style-name="T1"> =&gt; personal_postalcode</text:span></text:p>
      <text:p text:style-name="P13"><text:span text:style-name="T15">Income Source</text:span><text:span text:style-name="T1"> =&gt; </text:span><text:span text:style-name="T6">personal_income_source</text:span></text:p>
      <text:p text:style-name="P13"><text:span text:style-name="T15">How long derived income from this source?</text:span><text:span text:style-name="T6"> <text:s/>=&gt; income_how_long</text:span></text:p>
      <text:p text:style-name="P14">Birthday<text:span text:style-name="T1"> =&gt; personal_dob</text:span></text:p>
      <text:p text:style-name="P14">EIN<text:span text:style-name="T1"> =&gt; personal_ein</text:span></text:p>
      <text:p text:style-name="P14"><text:span text:style-name="T1"><text:s/></text:span>Estimated FICO score<text:span text:style-name="T1"> <text:s/>=&gt; estimated_fico</text:span></text:p>
      <text:p text:style-name="P14"><text:s/>Net Worth <text:span text:style-name="T1">=&gt; net_worth</text:span></text:p>
      <text:p text:style-name="P14"><text:s/>Gross Monthly Income<text:span text:style-name="T1"> <text:s/>=&gt; personal_gross</text:span></text:p>
      <text:p text:style-name="P14"><text:soft-page-break/>Borrower Cash Contribution<text:span text:style-name="T1"> =&gt; personal_cashContribution</text:span></text:p>
      <text:p text:style-name="P14">Borrower Also The Guarantor?<text:span text:style-name="T1"> <text:s/>=&gt; borrower_guarantor</text:span></text:p>
      <text:p text:style-name="P14">Ever Borrow Money?<text:span text:style-name="T1"> <text:s text:c="2"/>=&gt; ever_borrow_money</text:span></text:p>
      <text:p text:style-name="P14">Borrower Bio<text:span text:style-name="T1"> <text:s text:c="2"/>=&gt; bio</text:span></text:p>
      <text:p text:style-name="P14"/>
      <text:p text:style-name="P14">Business Information:</text:p>
      <text:p text:style-name="P14">Name <text:s/>=&gt; <text:span text:style-name="T1">business_name</text:span></text:p>
      <text:p text:style-name="P14">Phone <text:s/>=&gt; <text:span text:style-name="T1">business_phone</text:span></text:p>
      <text:p text:style-name="P14">Address <text:s/>=&gt; <text:span text:style-name="T1">business_address</text:span></text:p>
      <text:p text:style-name="P14">City <text:s/>=&gt; <text:span text:style-name="T1">business_city</text:span></text:p>
      <text:p text:style-name="P14">State =&gt; <text:s/><text:span text:style-name="T1">business_state</text:span></text:p>
      <text:p text:style-name="P14"><text:s/>Zip <text:s/>=&gt; <text:span text:style-name="T1">business_postalcode</text:span></text:p>
      <text:p text:style-name="P14">Time In Business <text:s/>=&gt; <text:span text:style-name="T1">time_in_business</text:span></text:p>
      <text:p text:style-name="P14">Years of Revenue =&gt; <text:span text:style-name="T1">revenue_time_period</text:span></text:p>
      <text:p text:style-name="P14">Business EIN <text:s/>=&gt; <text:span text:style-name="T1">business_ein</text:span></text:p>
      <text:p text:style-name="P14">Business Type =&gt; <text:span text:style-name="T1">business_type</text:span></text:p>
      <text:p text:style-name="P14">State of Incorporation =&gt; <text:span text:style-name="T1">state_of_incorporation</text:span></text:p>
      <text:p text:style-name="P14"><text:s/>Business Balance Sheet Value <text:s/>=&gt; <text:span text:style-name="T1">business_balance_sheet</text:span></text:p>
      <text:p text:style-name="P14"/>
      <text:p text:style-name="P14">Business Financials:</text:p>
      <text:p text:style-name="P14">Cash on hand =&gt; <text:span text:style-name="T1">cash_on_hand</text:span></text:p>
      <text:p text:style-name="P14">Est Ficco =&gt; <text:span text:style-name="T1">est_fico</text:span></text:p>
      <text:p text:style-name="P14"><text:s/>Available Credit <text:s/>=&gt; <text:span text:style-name="T1">available_credit</text:span></text:p>
      <text:p text:style-name="P15"><text:s/><text:span text:style-name="T16">Monthly NOI =&gt; </text:span><text:span text:style-name="T7">monthly_noi</text:span></text:p>
      <text:p text:style-name="P16">Annual NOI <text:s/>=&gt; <text:span text:style-name="T1">annual_noi</text:span></text:p>
      <text:p text:style-name="P16">Accounts Receivable <text:s/>=&gt; <text:span text:style-name="T1">account_recievable</text:span></text:p>
      <text:p text:style-name="P16">Accounts Payable <text:s/>=&gt; <text:span text:style-name="T1">account_payable</text:span></text:p>
      <text:p text:style-name="P16"/>
      <text:p text:style-name="P16">Guarantor Information:</text:p>
      <text:p text:style-name="P16">Guarantor Name =&gt; <text:span text:style-name="T1">guarantor_name</text:span></text:p>
      <text:p text:style-name="P16">Guarantor Phone =&gt; <text:span text:style-name="T1">guarantor_phone</text:span></text:p>
      <text:p text:style-name="P16">Guarantor Email <text:s/>=&gt; <text:span text:style-name="T1">guarantor_email</text:span></text:p>
      <text:p text:style-name="P16">Guarantor Address <text:s/>=&gt; <text:span text:style-name="T1">guarantor_address</text:span></text:p>
      <text:p text:style-name="P16">Guarantor State =&gt; <text:span text:style-name="T1">guarantor_state</text:span></text:p>
      <text:p text:style-name="P16">Guarantor City <text:s/>=&gt; <text:span text:style-name="T1">guarantor_city</text:span></text:p>
      <text:p text:style-name="P16">Guarantor Postalcode <text:s/>=&gt; <text:span text:style-name="T1">guarantor_postalcode</text:span></text:p>
      <text:p text:style-name="P16">Guarantor Monthly Income <text:s/>=&gt; <text:span text:style-name="T1">guarantor_monthly_income</text:span></text:p>
      <text:p text:style-name="P16">Income Source =&gt; <text:span text:style-name="T1">guarantor_income_source</text:span></text:p>
      <text:p text:style-name="P16">How long income derived from this source? =&gt; <text:span text:style-name="T1">guarantor_income_how_long</text:span></text:p>
      <text:p text:style-name="P16">Birthday <text:s/>=&gt; <text:span text:style-name="T1">guarantor_birthday</text:span></text:p>
      <text:p text:style-name="P17">SSN <text:s/>=&gt; <text:span text:style-name="T8">guarantor_ssn</text:span></text:p>
      <text:p text:style-name="P18">Estimated Ficco =&gt; <text:span text:style-name="T1">guarantor_estimated_ficco</text:span></text:p>
      <text:p text:style-name="P18">Ever Borrow Money? <text:s/>=&gt; <text:span text:style-name="T1">guarantor_borrow_money</text:span></text:p>
      <text:p text:style-name="P18"/>
      <text:p text:style-name="P18"/>
      <text:p text:style-name="P10">Collateral Array</text:p>
      <text:p text:style-name="P10"/>
      <text:p text:style-name="P18">Collateral Information:</text:p>
      <text:p text:style-name="P18">Address =&gt; <text:span text:style-name="T1">address</text:span></text:p>
      <text:p text:style-name="P18">City <text:s/>=&gt; <text:span text:style-name="T1">city</text:span></text:p>
      <text:p text:style-name="P18">State <text:s/>=&gt; <text:span text:style-name="T1">state</text:span></text:p>
      <text:p text:style-name="P18">PostalCode <text:s/>=&gt; <text:span text:style-name="T1">postalcode</text:span></text:p>
      <text:p text:style-name="P18"><text:soft-page-break/>Estimated Property Value <text:s/>=&gt; <text:span text:style-name="T1">estimated_value</text:span></text:p>
      <text:p text:style-name="P18">Amount Owed <text:s/>=&gt; <text:span text:style-name="T1">amount_owed</text:span></text:p>
      <text:p text:style-name="P18">Mortgage Status <text:s/>=&gt; <text:span text:style-name="T1">mortgage_status</text:span></text:p>
      <text:p text:style-name="P18">Gross Monthly Income <text:s/>=&gt; <text:span text:style-name="T1">gross_monthly_income</text:span></text:p>
      <text:p text:style-name="P18"><text:s/>Asset Type <text:s/>=&gt; <text:s/><text:span text:style-name="T1">asset_type</text:span></text:p>
      <text:p text:style-name="P18">Source Of Value <text:s/>=&gt; <text:span text:style-name="T1">source_of_value</text:span></text:p>
      <text:p text:style-name="P18">Size =&gt; <text:span text:style-name="T1">size</text:span></text:p>
      <text:p text:style-name="P18">Units =&gt; <text:span text:style-name="T1">units</text:span></text:p>
      <text:p text:style-name="P18">units =&gt; <text:span text:style-name="T1">noi_ytd</text:span></text:p>
      <text:p text:style-name="P18"><text:s/>NOI ( two years ago) <text:s/>=&gt; <text:span text:style-name="T1">noi_two_years_ago</text:span></text:p>
      <text:p text:style-name="P19">NOI (Last Year) <text:s/>=&gt; <text:span text:style-name="T9">noi_last_year</text:span></text:p>
      <text:p text:style-name="P20">Collateral Value <text:s/>=&gt; <text:span text:style-name="T1">collateral_value</text:span></text:p>
      <text:p text:style-name="P20">Related Funds =&gt; <text:span text:style-name="T1">related_funds</text:span></text:p>
      <text:p text:style-name="P20"/>
      <text:p text:style-name="P20"/>
      <text:p text:style-name="P11">Funds Array</text:p>
      <text:p text:style-name="P11"/>
      <text:p text:style-name="P20">Free and Clear =&gt; <text:span text:style-name="T1">is_free_related</text:span></text:p>
      <text:p text:style-name="P21">Use =&gt; <text:span text:style-name="T1">use</text:span></text:p>
      <text:p text:style-name="P21">Beneficiary =&gt; <text:span text:style-name="T1">beneficiary</text:span></text:p>
      <text:p text:style-name="P21">Amount =&gt; <text:span text:style-name="T1">amount</text:span></text:p>
      <text:p text:style-name="P21">Maturity Date =&gt; <text:span text:style-name="T1">maturityDate</text:span></text:p>
      <text:p text:style-name="P21">Stats =&gt; <text:span text:style-name="T1">stats</text:span></text:p>
      <text:p text:style-name="P21">Contract Date =&gt;<text:span text:style-name="T1">contractDate</text:span></text:p>
      <text:p text:style-name="P21">Earned Deposit =&gt; <text:span text:style-name="T1">earnedDeposit</text:span></text:p>
      <text:p text:style-name="P21"><text:s/></text:p>
      <text:p text:style-name="P18"/>
      <text:p text:style-name="P18"/>
      <text:p text:style-name="P18"><text:s/></text:p>
      <text:p text:style-name="P1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13:00:59.168227959</meta:creation-date>
    <dc:date>2016-01-28T16:45:38.606758383</dc:date>
    <meta:editing-duration>PT11M46S</meta:editing-duration>
    <meta:editing-cycles>1</meta:editing-cycles>
    <meta:document-statistic meta:table-count="0" meta:image-count="0" meta:object-count="0" meta:page-count="3" meta:paragraph-count="116" meta:word-count="452" meta:character-count="3842" meta:non-whitespace-character-count="3429"/>
    <meta:generator>LibreOffice/4.2.4.2$Linux_x86 LibreOffice_project/420m0$Build-2</meta:generator>
  </office:meta>
</office:document-meta>
</file>